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FRmo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Emmen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rl-Bautz-Str.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Trafostation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2300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Emmen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ennenbacher Str. 2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 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Emmen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eudorfstraße/Im Roßschwei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 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Emmen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ahlienweg 2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P Paulusgemeind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228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Emmen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ahlienweg 2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P Paulusgemeind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214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rnusstr. 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32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rnusstr. 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251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nsjakobstraße 9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16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öllentalstraße/Lindenmatt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lascontainer/Bahnhof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öllentalstraße/Lindenmatt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lascontainer/Bahnhof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lierbergstr.141/Am Josefberge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2280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36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oetheplatz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17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ogesenstr./Rab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4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larastr.5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39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2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ürzelstr. 1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52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ehenerstr. 9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Brücke         Arbeitsam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29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nsisheimer Straße 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 Eisstadion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3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nsisheimer Straße 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 Eisstadion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4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Charlottenburgerstr. 1-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1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Frei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ulius Brecht Str.2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09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onnenmattenweg/Markgrafstr.2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12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Frei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lchenstraße 1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Frei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lchenstraße 1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Frei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ufsteinerstr.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Heiters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Clausenfeld 2/Im Stühling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latz KIK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Heiters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Clausenfeld 2/Im Stühling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 KIK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Hart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indenstraße 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Glascont.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Ihr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erkofenstraße 6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edmatten 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PENNY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ieberainle 4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 Friedhof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2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Bah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Rossläger 1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Weiswei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Läg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Niederhausen-Oberhau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upt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emeindehall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